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402AADDB1F62D4512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6.65cm" fo:min-width="13.5cm"/>
    </style:style>
    <style:style style:name="gr3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4.103cm" fo:min-width="7cm"/>
    </style:style>
    <style:style style:name="gr4" style:family="graphic" style:parent-style-name="standard">
      <style:graphic-properties svg:stroke-opacity="0%" draw:fill-color="#f5f5f5" draw:opacity="90%" draw:textarea-horizontal-align="justify" draw:textarea-vertical-align="middle" draw:auto-grow-height="false" fo:min-height="0.35cm" fo:min-width="0.2cm"/>
    </style:style>
    <style:style style:name="gr5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4cm" fo:min-width="0.722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5cm" fo:min-width="3.2cm"/>
    </style:style>
    <style:style style:name="gr8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75cm" fo:min-width="3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85cm" fo:min-width="3.9cm"/>
    </style:style>
    <style:style style:name="gr11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64cm" fo:min-width="1.076cm" fo:padding-top="0.151cm" fo:padding-bottom="0.151cm" fo:padding-left="0.276cm" fo:padding-right="0.27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-color="#f5f5f5" draw:opacity="90%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  <style:text-properties style:font-name="Miriam Mono CLM1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Miriam Mono CLM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6.999cm" svg:height="16.029cm" svg:x="1.024cm" svg:y="1.028cm">
          <draw:image xlink:href="Pictures/100002010000044000000402AADDB1F62D451249.png" xlink:type="simple" xlink:show="embed" xlink:actuate="onLoad" loext:mime-type="image/png">
            <text:p/>
          </draw:image>
        </draw:frame>
        <draw:custom-shape draw:style-name="gr2" draw:text-style-name="P2" draw:layer="layout" svg:width="14cm" svg:height="6.9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4.353cm" svg:x="2.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6cm" svg:x="2.5cm" svg:y="7.5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cm" svg:height="0.6cm" svg:x="5.866cm" svg:y="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1.8cm" svg:height="0.7cm" svg:x="6.942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7cm" svg:height="1.5cm" svg:x="7.842cm" svg:y="4.137cm">
          <text:p text:style-name="P4"><text:span text:style-name="T1">who?</text:span></text:p>
          <text:p text:style-name="P4"><text:span text:style-name="T1">pin numb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cm" svg:height="2cm" svg:x="11.842cm" svg:y="4.837cm">
          <text:p text:style-name="P4"><text:span text:style-name="T1">mode: INPUT</text:span></text:p>
          <text:p text:style-name="P4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542cm" svg:y1="5.637cm" svg:x2="6.442cm" svg:y2="6.937cm">
          <text:p/>
        </draw:line>
        <draw:line draw:style-name="gr9" draw:text-style-name="P6" draw:layer="layout" svg:x1="11.842cm" svg:y1="6.337cm" svg:x2="8.742cm" svg:y2="7.037cm">
          <text:p/>
        </draw:line>
        <draw:custom-shape draw:style-name="gr10" draw:text-style-name="P5" draw:layer="layout" svg:width="4.4cm" svg:height="2.1cm" svg:x="3.242cm" svg:y="3.737cm">
          <text:p text:style-name="P4"><text:span text:style-name="T1">function: </text:span></text:p>
          <text:p text:style-name="P4"><text:span text:style-name="T1">how does </text:span></text:p>
          <text:p text:style-name="P4"><text:span text:style-name="T1">the pin work?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3cm" svg:height="0.8cm" svg:x="3.542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4.642cm" svg:y1="5.837cm" svg:x2="4.742cm" svg:y2="6.8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55:49.432896099</meta:creation-date>
    <dc:date>2021-05-04T18:36:59.087797253</dc:date>
    <meta:editing-duration>PT56M40S</meta:editing-duration>
    <meta:editing-cycles>4</meta:editing-cycles>
    <meta:generator>LibreOffice/6.1.5.2$Linux_X86_64 LibreOffice_project/10$Build-2</meta:generator>
    <meta:document-statistic meta:object-count="13"/>
  </office:meta>
</office:document-meta>
</file>